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4pt" fo:language="es" fo:country="ES" style:font-size-asian="14pt" style:font-name-complex="Liberation Serif1" style:font-size-complex="14pt"/>
    </style:style>
    <style:style style:name="P3" style:family="paragraph" style:parent-style-name="Standard" style:master-page-name="Standard">
      <style:paragraph-properties fo:text-align="justify" style:justify-single-word="false" style:page-number="auto"/>
      <style:text-properties style:font-name="Liberation Serif" fo:font-size="14pt" fo:language="es" fo:country="ES" fo:font-weight="bold" style:font-size-asian="14pt" style:font-weight-asian="bold" style:font-name-complex="Liberation Serif1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4pt" fo:language="es" fo:country="ES" style:font-size-asian="14pt" style:font-name-complex="Liberation Serif1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4pt" fo:language="es" fo:country="ES" fo:font-weight="bold" style:font-size-asian="14pt" style:font-weight-asian="bold" style:font-name-complex="Liberation Serif1" style:font-size-complex="14pt"/>
    </style:style>
    <style:style style:name="T1" style:family="text">
      <style:text-properties style:font-name="Liberation Serif" fo:font-size="14pt" fo:language="es" fo:country="ES" style:font-size-asian="14pt" style:font-name-complex="Liberation Serif1" style:font-size-complex="14pt"/>
    </style:style>
    <style:style style:name="T2" style:family="text">
      <style:text-properties style:font-name="Liberation Serif" fo:font-size="14pt" fo:language="es" fo:country="ES" officeooo:rsid="0018662b" style:font-size-asian="14pt" style:font-name-complex="Liberation Serif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ercise 1.</text:p>
      <text:p text:style-name="P2">Create a source file inside called "arrow_functions.js" with the following code:</text:p>
      <text:p text:style-name="P2">let data = [</text:p>
      <text:p text:style-name="P2">{name: "Nacho", telephone: "966112233", age: 40},</text:p>
      <text:p text:style-name="P2">{name: "Ana", telephone: "911223344", age: 35},</text:p>
      <text:p text:style-name="P2">{name: "Mario", phone: "611998877", age: 15},</text:p>
      <text:p text:style-name="P2">{name: "Laura", telephone: "633663366", age: 17}</text:p>
      <text:p text:style-name="P2">];</text:p>
      <text:p text:style-name="P2">newPerson ({name: "Juan", phone: "965661564", age: 60});</text:p>
      <text:p text:style-name="P2">newPerson ({name: "Rodolfo", telephone: "910011001", age: 20});</text:p>
      <text:p text:style-name="P2">deletePerson ("910011001");</text:p>
      <text:p text:style-name="P2">console.log (data);</text:p>
      <text:p text:style-name="P2">You must implement the functions "newPerson" and "deletePerson" for them to do their job. The first one will receive the person as a parameter and, if the phone does not exist in the people vector, it will add it.</text:p>
      <text:p text:style-name="P1"><text:span text:style-name="T1">As for "deletePerson", it will </text:span><text:span text:style-name="T2">delete</text:span><text:span text:style-name="T1"> the person who has said telephone number from the vector, if </text:span><text:span text:style-name="T2">it</text:span><text:span text:style-name="T1"> exists. To remove the person from the vector, you can simply filter the people whose phone number is not the indicated one, and assign the result to the vector of people:</text:span></text:p>
      <text:p text:style-name="P1"><text:span text:style-name="T1">data = data.filter (person =&gt; person.phone! = phone</text:span><text:span text:style-name="T2">To</text:span><text:span text:style-name="T1">Search);</text:span></text:p>
      <text:p text:style-name="P5">Exercise 2</text:p>
      <text:p text:style-name="P2">Create a source file called "promises.js", which is a copy of the source file "arrow_functions.js" from the previous exercise.</text:p>
      <text:p text:style-name="P2"/>
      <text:p text:style-name="P1"><text:span text:style-name="T1">What you </text:span><text:span text:style-name="T2">will</text:span><text:span text:style-name="T1"> do in this exercise is adapt the two functions "newPerson" and "deletePerson" so that they return a promise.</text:span></text:p>
      <text:p text:style-name="P2"><text:soft-page-break/>• In the case of "newPerson", the inserted person object will be returned with resolve, if the insertion was successful, or with reject the message "Error: phone already exists" if the person could not be inserted because their phone already existed in the vector</text:p>
      <text:p text:style-name="P2">• In the case of "deletePerson", the deleted person object will be returned with resolve, if the deletion was successful, or with reject a message "Error: no matches found" if there was no person with that phone in the vector.</text:p>
      <text:p text:style-name="P2">Modify the code of the main program so that it tries to add a correct person and a wrong person (telephone already existing in the vector), and delete a correct person and a wrong person (telephone does not exist in the vector). Check that the result when executing is what you expec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ca" fo:country="ES" style:letter-kerning="false" style:font-name-asian="DejaVu Sans" style:font-size-asian="11pt" style:language-asian="ca" style:country-asian="E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ca" fo:country="ES" style:letter-kerning="false" style:font-name-asian="DejaVu Sans" style:font-size-asian="11pt" style:language-asian="ca" style:country-asian="E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</meta:initial-creator>
    <meta:editing-cycles>6</meta:editing-cycles>
    <meta:creation-date>2020-02-21T10:30:00</meta:creation-date>
    <dc:date>2020-11-19T10:43:56.253780325</dc:date>
    <meta:editing-duration>PT11M44S</meta:editing-duration>
    <meta:generator>LibreOffice/6.0.7.3$Linux_X86_64 LibreOffice_project/00m0$Build-3</meta:generator>
    <meta:document-statistic meta:table-count="0" meta:image-count="0" meta:object-count="0" meta:page-count="2" meta:paragraph-count="21" meta:word-count="334" meta:character-count="2039" meta:non-whitespace-character-count="172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